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28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2.7362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83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NOT UP TO DATE (quantity,name)</text:p>
          </table:table-cell>
          <table:table-cell table:number-columns-repeated="7"/>
        </table:table-row>
        <table:table-row table:style-name="ro2">
          <table:table-cell office:value-type="string">
            <text:p>value</text:p>
          </table:table-cell>
          <table:table-cell office:value-type="string">
            <text:p>quantity</text:p>
          </table:table-cell>
          <table:table-cell office:value-type="string">
            <text:p>footprint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digikey</text:p>
          </table:table-cell>
          <table:table-cell office:value-type="string">
            <text:p>link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float" office:value="7">
            <text:p>7</text:p>
          </table:table-cell>
          <table:table-cell office:value-type="string">
            <text:p>SM0603</text:p>
          </table:table-cell>
          <table:table-cell office:value-type="string">
            <text:p>R1, R4, R5, R6, R7, R8, R12</text:p>
          </table:table-cell>
          <table:table-cell office:value-type="string">
            <text:p>resistor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office:value-type="string">
            <text:p><text:a xlink:href="http://search.digikey.com/scripts/DkSearch/dksus.dll?Detail&amp;name=P100KGCT-ND">http://search.digikey.com/scripts/DkSearch/dksus.dll?Detail&amp;name=P100KGCT-ND</text:a></text:p>
          </table:table-cell>
        </table:table-row>
        <table:table-row table:style-name="ro2">
          <table:table-cell office:value-type="string">
            <text:p>100nF</text:p>
          </table:table-cell>
          <table:table-cell office:value-type="float" office:value="9">
            <text:p>9</text:p>
          </table:table-cell>
          <table:table-cell office:value-type="string">
            <text:p>SM0603</text:p>
          </table:table-cell>
          <table:table-cell office:value-type="string">
            <text:p>C3, C4, C7, C9, C15, C16, C19, C20, C23</text:p>
          </table:table-cell>
          <table:table-cell office:value-type="string">
            <text:p>Capacitor MLCC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office:value-type="string">
            <text:p><text:a xlink:href="http://search.digikey.com/scripts/DkSearch/dksus.dll?Detail&amp;name=478-1239-1-ND">http://search.digikey.com/scripts/DkSearch/dksus.dll?Detail&amp;name=478-1239-1-ND</text:a></text:p>
          </table:table-cell>
        </table:table-row>
        <table:table-row table:style-name="ro2">
          <table:table-cell office:value-type="string">
            <text:p>10k</text:p>
          </table:table-cell>
          <table:table-cell office:value-type="float" office:value="5">
            <text:p>5</text:p>
          </table:table-cell>
          <table:table-cell office:value-type="string">
            <text:p>SM0603</text:p>
          </table:table-cell>
          <table:table-cell office:value-type="string">
            <text:p>R2, R16, R17, R18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office:value-type="string">
            <text:p><text:a xlink:href="http://search.digikey.com/scripts/DkSearch/dksus.dll?Detail&amp;name=RMCF0603JT10K0CT-ND">http://search.digikey.com/scripts/DkSearch/dksus.dll?Detail&amp;name=RMCF0603JT10K0CT-ND</text:a></text:p>
          </table:table-cell>
        </table:table-row>
        <table:table-row table:style-name="ro2">
          <table:table-cell office:value-type="string">
            <text:p>10n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6</text:p>
          </table:table-cell>
          <table:table-cell office:value-type="string">
            <text:p>Capacitor MLCC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office:value-type="string">
            <text:p><text:a xlink:href="http://search.digikey.com/scripts/DkSearch/dksus.dll?Detail&amp;name=490-1512-1-ND">http://search.digikey.com/scripts/DkSearch/dksus.dll?Detail&amp;name=490-1512-1-ND</text:a></text:p>
          </table:table-cell>
        </table:table-row>
        <table:table-row table:style-name="ro2">
          <table:table-cell office:value-type="string">
            <text:p>10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7, C18</text:p>
          </table:table-cell>
          <table:table-cell office:value-type="string">
            <text:p>Capacitor MLCC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office:value-type="string">
            <text:p><text:a xlink:href="http://search.digikey.com/scripts/DkSearch/dksus.dll?Detail&amp;name=490-1403-1-ND">http://search.digikey.com/scripts/DkSearch/dksus.dll?Detail&amp;name=490-1403-1-ND</text:a></text:p>
          </table:table-cell>
        </table:table-row>
        <table:table-row table:style-name="ro2">
          <table:table-cell office:value-type="string">
            <text:p>150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13, R14</text:p>
          </table:table-cell>
          <table:table-cell office:value-type="string">
            <text:p>resistor</text:p>
          </table:table-cell>
          <table:table-cell office:value-type="float" office:value="150">
            <text:p>150</text:p>
          </table:table-cell>
          <table:table-cell office:value-type="string">
            <text:p>P150GCT-ND</text:p>
          </table:table-cell>
          <table:table-cell office:value-type="string">
            <text:p><text:a xlink:href="http://search.digikey.com/scripts/DkSearch/dksus.dll?Detail&amp;name=P150GCT-ND">http://search.digikey.com/scripts/DkSearch/dksus.dll?Detail&amp;name=P150GCT-ND</text:a></text:p>
          </table:table-cell>
        </table:table-row>
        <table:table-row table:style-name="ro2">
          <table:table-cell office:value-type="string">
            <text:p>15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1, C13</text:p>
          </table:table-cell>
          <table:table-cell office:value-type="string">
            <text:p>Capacitor MLCC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office:value-type="string">
            <text:p><text:a xlink:href="http://search.digikey.com/scripts/DkSearch/dksus.dll?Detail&amp;name=709-1142-1-ND">http://search.digikey.com/scripts/DkSearch/dksus.dll?Detail&amp;name=709-1142-1-ND</text:a></text:p>
          </table:table-cell>
        </table:table-row>
        <table:table-row table:style-name="ro2">
          <table:table-cell office:value-type="string">
            <text:p>18.432MHz</text:p>
          </table:table-cell>
          <table:table-cell office:value-type="float" office:value="1">
            <text:p>1</text:p>
          </table:table-cell>
          <table:table-cell office:value-type="string">
            <text:p>Q_49U3HMS</text:p>
          </table:table-cell>
          <table:table-cell office:value-type="string">
            <text:p>X1</text:p>
          </table:table-cell>
          <table:table-cell office:value-type="string">
            <text:p>quartz crystal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office:value-type="string">
            <text:p><text:a xlink:href="http://search.digikey.com/scripts/DkSearch/dksus.dll?Detail&amp;name=XC1252CT-ND">http://search.digikey.com/scripts/DkSearch/dksus.dll?Detail&amp;name=XC1252CT-ND</text:a></text:p>
          </table:table-cell>
        </table:table-row>
        <table:table-row table:style-name="ro2">
          <table:table-cell office:value-type="string">
            <text:p>1k5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3, R11</text:p>
          </table:table-cell>
          <table:table-cell office:value-type="string">
            <text:p>resistor</text:p>
          </table:table-cell>
          <table:table-cell office:value-type="string">
            <text:p>1.5K</text:p>
          </table:table-cell>
          <table:table-cell office:value-type="string">
            <text:p>RMCF0603JT1K50CT-ND</text:p>
          </table:table-cell>
          <table:table-cell office:value-type="string">
            <text:p><text:a xlink:href="http://search.digikey.com/scripts/DkSearch/dksus.dll?Detail&amp;name=RMCF0603JT1K50CT-ND">http://search.digikey.com/scripts/DkSearch/dksus.dll?Detail&amp;name=RMCF0603JT1K50CT-ND</text:a></text:p>
          </table:table-cell>
        </table:table-row>
        <table:table-row table:style-name="ro2"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SOD123</text:p>
          </table:table-cell>
          <table:table-cell office:value-type="string">
            <text:p>D2, D3</text:p>
          </table:table-cell>
          <table:table-cell office:value-type="string">
            <text:p>1N5819</text:p>
          </table:table-cell>
          <table:table-cell office:value-type="string">
            <text:p>40V,1A</text:p>
          </table:table-cell>
          <table:table-cell office:value-type="string">
            <text:p>1N5819HW-FDICT-ND</text:p>
          </table:table-cell>
          <table:table-cell office:value-type="string">
            <text:p><text:a xlink:href="http://search.digikey.com/scripts/DkSearch/dksus.dll?Detail&amp;name=1N5819HW-FDICT-ND">http://search.digikey.com/scripts/DkSearch/dksus.dll?Detail&amp;name=1N5819HW-FDICT-ND</text:a></text:p>
          </table:table-cell>
        </table:table-row>
        <table:table-row table:style-name="ro2">
          <table:table-cell office:value-type="string">
            <text:p>1n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10</text:p>
          </table:table-cell>
          <table:table-cell office:value-type="string">
            <text:p>Capacitor MLCC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office:value-type="string">
            <text:p><text:a xlink:href="http://search.digikey.com/scripts/DkSearch/dksus.dll?Detail&amp;name=478-1215-1-ND">http://search.digikey.com/scripts/DkSearch/dksus.dll?Detail&amp;name=478-1215-1-ND</text:a></text:p>
          </table:table-cell>
        </table:table-row>
        <table:table-row table:style-name="ro2">
          <table:table-cell office:value-type="string">
            <text:p>1uF</text:p>
          </table:table-cell>
          <table:table-cell office:value-type="float" office:value="3">
            <text:p>3</text:p>
          </table:table-cell>
          <table:table-cell office:value-type="string">
            <text:p>SM0603</text:p>
          </table:table-cell>
          <table:table-cell office:value-type="string">
            <text:p>C14, C21, C22</text:p>
          </table:table-cell>
          <table:table-cell office:value-type="string">
            <text:p>Capacitor MLCC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office:value-type="string">
            <text:p><text:a xlink:href="http://search.digikey.com/scripts/DkSearch/dksus.dll?Detail&amp;name=490-1543-1-ND">http://search.digikey.com/scripts/DkSearch/dksus.dll?Detail&amp;name=490-1543-1-ND</text:a></text:p>
          </table:table-cell>
        </table:table-row>
        <table:table-row table:style-name="ro2">
          <table:table-cell office:value-type="string">
            <text:p>2.2u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, C12</text:p>
          </table:table-cell>
          <table:table-cell office:value-type="string">
            <text:p>Capacitor MLCC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office:value-type="string">
            <text:p><text:a xlink:href="http://search.digikey.com/scripts/DkSearch/dksus.dll?Detail&amp;name=478-6212-1-ND">http://search.digikey.com/scripts/DkSearch/dksus.dll?Detail&amp;name=478-6212-1-ND</text:a></text:p>
          </table:table-cell>
        </table:table-row>
        <table:table-row table:style-name="ro2">
          <table:table-cell office:value-type="string">
            <text:p>27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9, R10</text:p>
          </table:table-cell>
          <table:table-cell office:value-type="string">
            <text:p>resistor</text:p>
          </table:table-cell>
          <table:table-cell office:value-type="float" office:value="27">
            <text:p>27</text:p>
          </table:table-cell>
          <table:table-cell office:value-type="string">
            <text:p>P27GCT-ND</text:p>
          </table:table-cell>
          <table:table-cell office:value-type="string">
            <text:p><text:a xlink:href="http://search.digikey.com/scripts/DkSearch/dksus.dll?Detail&amp;name=P27GCT-ND">http://search.digikey.com/scripts/DkSearch/dksus.dll?Detail&amp;name=P27GCT-ND</text:a></text:p>
          </table:table-cell>
        </table:table-row>
        <table:table-row table:style-name="ro2">
          <table:table-cell office:value-type="string">
            <text:p>33p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5</text:p>
          </table:table-cell>
          <table:table-cell office:value-type="string">
            <text:p>Capacitor MLCC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office:value-type="string">
            <text:p><text:a xlink:href="http://search.digikey.com/scripts/DkSearch/dksus.dll?Detail&amp;name=490-1415-1-ND">http://search.digikey.com/scripts/DkSearch/dksus.dll?Detail&amp;name=490-1415-1-ND</text:a></text:p>
          </table:table-cell>
        </table:table-row>
        <table:table-row table:style-name="ro2">
          <table:table-cell office:value-type="string">
            <text:p>AT91SAM7S512/256/128/64/321-AU</text:p>
          </table:table-cell>
          <table:table-cell office:value-type="float" office:value="1">
            <text:p>1</text:p>
          </table:table-cell>
          <table:table-cell office:value-type="string">
            <text:p>TQFP_64</text:p>
          </table:table-cell>
          <table:table-cell office:value-type="string">
            <text:p>IC3</text:p>
          </table:table-cell>
          <table:table-cell office:value-type="string">
            <text:p>AT91SAM7S</text:p>
          </table:table-cell>
          <table:table-cell/>
          <table:table-cell office:value-type="string">
            <text:p>AT91SAM7S128C-AU-ND</text:p>
          </table:table-cell>
          <table:table-cell office:value-type="string">
            <text:p><text:a xlink:href="http://search.digikey.com/scripts/DkSearch/dksus.dll?Detail&amp;name=AT91SAM7S128C-AU-ND">http://search.digikey.com/scripts/DkSearch/dksus.dll?Detail&amp;name=AT91SAM7S128C-AU-ND</text:a></text:p>
          </table:table-cell>
        </table:table-row>
        <table:table-row table:style-name="ro2">
          <table:table-cell office:value-type="string">
            <text:p>4.5-6V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BT1</text:p>
          </table:table-cell>
          <table:table-cell table:number-columns-repeated="4"/>
        </table:table-row>
        <table:table-row table:style-name="ro2">
          <table:table-cell office:value-type="string">
            <text:p>BC847</text:p>
          </table:table-cell>
          <table:table-cell office:value-type="float" office:value="2">
            <text:p>2</text:p>
          </table:table-cell>
          <table:table-cell office:value-type="string">
            <text:p>SOT23</text:p>
          </table:table-cell>
          <table:table-cell office:value-type="string">
            <text:p>Q1, Q2</text:p>
          </table:table-cell>
          <table:table-cell office:value-type="string">
            <text:p>npn transistor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office:value-type="string">
            <text:p><text:a xlink:href="http://search.digikey.com/scripts/DkSearch/dksus.dll?Detail&amp;name=BC847CINCT-ND">http://search.digikey.com/scripts/DkSearch/dksus.dll?Detail&amp;name=BC847CINCT-ND</text:a></text:p>
          </table:table-cell>
        </table:table-row>
        <table:table-row table:style-name="ro2">
          <table:table-cell office:value-type="string">
            <text:p>BOOTLOADER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2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2">
          <table:table-cell office:value-type="string">
            <text:p>DEBUG</text:p>
          </table:table-cell>
          <table:table-cell office:value-type="float" office:value="1">
            <text:p>1</text:p>
          </table:table-cell>
          <table:table-cell office:value-type="string">
            <text:p>pin_array_1x6</text:p>
          </table:table-cell>
          <table:table-cell office:value-type="string">
            <text:p>P2</text:p>
          </table:table-cell>
          <table:table-cell table:number-columns-repeated="4"/>
        </table:table-row>
        <table:table-row table:style-name="ro2">
          <table:table-cell office:value-type="string">
            <text:p>ERASE</text:p>
          </table:table-cell>
          <table:table-cell office:value-type="float" office:value="1">
            <text:p>1</text:p>
          </table:table-cell>
          <table:table-cell office:value-type="string">
            <text:p>PIN_ARRAY_2X1, 90°</text:p>
          </table:table-cell>
          <table:table-cell office:value-type="string">
            <text:p>JP2</text:p>
          </table:table-cell>
          <table:table-cell table:number-columns-repeated="2"/>
          <table:table-cell office:value-type="string">
            <text:p>S1112E-36-ND</text:p>
          </table:table-cell>
          <table:table-cell office:value-type="string">
            <text:p><text:a xlink:href="http://search.digikey.com/scripts/DkSearch/dksus.dll?Detail&amp;name=S1112E-36-ND">http://search.digikey.com/scripts/DkSearch/dksus.dll?Detail&amp;name=S1112E-36-ND</text:a></text:p>
          </table:table-cell>
        </table:table-row>
        <table:table-row table:style-name="ro2">
          <table:table-cell office:value-type="string">
            <text:p>FILTER</text:p>
          </table:table-cell>
          <table:table-cell office:value-type="float" office:value="2">
            <text:p>2</text:p>
          </table:table-cell>
          <table:table-cell office:value-type="string">
            <text:p>SM0805</text:p>
          </table:table-cell>
          <table:table-cell office:value-type="string">
            <text:p>FB1, FB2</text:p>
          </table:table-cell>
          <table:table-cell office:value-type="string">
            <text:p>FILTER</text:p>
          </table:table-cell>
          <table:table-cell office:value-type="string">
            <text:p>100MHz,39Ohm</text:p>
          </table:table-cell>
          <table:table-cell office:value-type="string">
            <text:p>P10191CT-ND</text:p>
          </table:table-cell>
          <table:table-cell office:value-type="string">
            <text:p><text:a xlink:href="http://search.digikey.com/scripts/DkSearch/dksus.dll?Detail&amp;name=P10191CT-ND">http://search.digikey.com/scripts/DkSearch/dksus.dll?Detail&amp;name=P10191CT-ND</text:a></text:p>
          </table:table-cell>
        </table:table-row>
        <table:table-row table:style-name="ro2">
          <table:table-cell office:value-type="string">
            <text:p>FLASH_SPI</text:p>
          </table:table-cell>
          <table:table-cell office:value-type="float" office:value="1">
            <text:p>1</text:p>
          </table:table-cell>
          <table:table-cell office:value-type="string">
            <text:p>SOIC8</text:p>
          </table:table-cell>
          <table:table-cell office:value-type="string">
            <text:p>U1</text:p>
          </table:table-cell>
          <table:table-cell office:value-type="string">
            <text:p>flash (spi)</text:p>
          </table:table-cell>
          <table:table-cell office:value-type="string">
            <text:p>4MB</text:p>
          </table:table-cell>
          <table:table-cell office:value-type="string">
            <text:p>SST25VF040B-80-4I-SAE-ND</text:p>
          </table:table-cell>
          <table:table-cell office:value-type="string">
            <text:p><text:a xlink:href="http://search.digikey.com/scripts/DkSearch/dksus.dll?Detail&amp;name=SST25VF040B-80-4I-SAE-ND">http://search.digikey.com/scripts/DkSearch/dksus.dll?Detail&amp;name=SST25VF040B-80-4I-SAE-ND</text:a>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5</text:p>
          </table:table-cell>
          <table:table-cell office:value-type="string">
            <text:p>LED GREEN</text:p>
          </table:table-cell>
          <table:table-cell office:value-type="string">
            <text:p>2.2V,20mA</text:p>
          </table:table-cell>
          <table:table-cell office:value-type="string">
            <text:p>475-1409-1-ND</text:p>
          </table:table-cell>
          <table:table-cell office:value-type="string">
            <text:p><text:a xlink:href="http://search.digikey.com/scripts/DkSearch/dksus.dll?Detail&amp;name=475-1409-1-ND">http://search.digikey.com/scripts/DkSearch/dksus.dll?Detail&amp;name=475-1409-1-ND</text:a></text:p>
          </table:table-cell>
        </table:table-row>
        <table:table-row table:style-name="ro2"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J2</text:p>
          </table:table-cell>
          <table:table-cell office:value-type="string">
            <text:p>Jack 2.5mm</text:p>
          </table:table-cell>
          <table:table-cell/>
          <table:table-cell office:value-type="string">
            <text:p>CP-2523SJCT-ND</text:p>
          </table:table-cell>
          <table:table-cell office:value-type="string">
            <text:p><text:a xlink:href="http://search.digikey.com/scripts/DkSearch/dksus.dll?Detail&amp;name=CP-2523SJCT-ND">http://search.digikey.com/scripts/DkSearch/dksus.dll?Detail&amp;name=CP-2523SJCT-ND</text:a></text:p>
          </table:table-cell>
        </table:table-row>
        <table:table-row table:style-name="ro2">
          <table:table-cell office:value-type="string">
            <text:p>JTAG</text:p>
          </table:table-cell>
          <table:table-cell office:value-type="float" office:value="1">
            <text:p>1</text:p>
          </table:table-cell>
          <table:table-cell office:value-type="string">
            <text:p>pin_array_10x2</text:p>
          </table:table-cell>
          <table:table-cell office:value-type="string">
            <text:p>P1</text:p>
          </table:table-cell>
          <table:table-cell table:number-columns-repeated="4"/>
        </table:table-row>
        <table:table-row table:style-name="ro2">
          <table:table-cell office:value-type="string">
            <text:p>CB3Q3244</text:p>
          </table:table-cell>
          <table:table-cell office:value-type="float" office:value="1">
            <text:p>1</text:p>
          </table:table-cell>
          <table:table-cell office:value-type="string">
            <text:p>SSOP20</text:p>
          </table:table-cell>
          <table:table-cell office:value-type="string">
            <text:p>IC4</text:p>
          </table:table-cell>
          <table:table-cell office:value-type="string">
            <text:p>bus switch</text:p>
          </table:table-cell>
          <table:table-cell/>
          <table:table-cell office:value-type="string">
            <text:p>800-1719-1-ND</text:p>
          </table:table-cell>
          <table:table-cell office:value-type="string">
            <text:p><text:a xlink:href="http://search.digikey.com/scripts/DkSearch/dksus.dll?Detail&amp;name=296-19125-1-ND">http://search.digikey.com/scripts/DkSearch/dksus.dll?Detail&amp;name=296-19125-1-ND</text:a></text:p>
          </table:table-cell>
        </table:table-row>
        <table:table-row table:style-name="ro2">
          <table:table-cell office:value-type="string">
            <text:p>REBELSIM</text:p>
          </table:table-cell>
          <table:table-cell office:value-type="float" office:value="1">
            <text:p>1</text:p>
          </table:table-cell>
          <table:table-cell office:value-type="string">
            <text:p>FFC_REBELSIM</text:p>
          </table:table-cell>
          <table:table-cell office:value-type="string">
            <text:p>P3</text:p>
          </table:table-cell>
          <table:table-cell office:value-type="string">
            <text:p>rebelsim</text:p>
          </table:table-cell>
          <table:table-cell/>
          <table:table-cell office:value-type="string">
            <text:p>296-19125-1-ND</text:p>
          </table:table-cell>
          <table:table-cell office:value-type="string">
            <text:p><text:a xlink:href="http://search.digikey.com/scripts/DkSearch/dksus.dll?Detail&amp;name=609-1889-1-ND">http://search.digikey.com/scripts/DkSearch/dksus.dll?Detail&amp;name=609-1889-1-ND</text:a></text:p>
          </table:table-cell>
        </table:table-row>
        <table:table-row table:style-name="ro2"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4</text:p>
          </table:table-cell>
          <table:table-cell office:value-type="string">
            <text:p>LED RED</text:p>
          </table:table-cell>
          <table:table-cell office:value-type="string">
            <text:p>2.1V,20mA</text:p>
          </table:table-cell>
          <table:table-cell office:value-type="string">
            <text:p>516-1422-1-ND</text:p>
          </table:table-cell>
          <table:table-cell office:value-type="string">
            <text:p><text:a xlink:href="http://search.digikey.com/scripts/DkSearch/dksus.dll?Detail&amp;name=516-1422-1-ND">http://search.digikey.com/scripts/DkSearch/dksus.dll?Detail&amp;name=516-1422-1-ND</text:a>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1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2">
          <table:table-cell office:value-type="string">
            <text:p>Schottky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1</text:p>
          </table:table-cell>
          <table:table-cell office:value-type="string">
            <text:p>Schottky</text:p>
          </table:table-cell>
          <table:table-cell office:value-type="string">
            <text:p>30V,500mA</text:p>
          </table:table-cell>
          <table:table-cell office:value-type="string">
            <text:p>MBR0530T1GOSCT-ND</text:p>
          </table:table-cell>
          <table:table-cell office:value-type="string">
            <text:p><text:a xlink:href="http://search.digikey.com/scripts/DkSearch/dksus.dll?Detail&amp;name=MBR0530T1GOSCT-ND">http://search.digikey.com/scripts/DkSearch/dksus.dll?Detail&amp;name=MBR0530T1GOSCT-ND</text:a></text:p>
          </table:table-cell>
        </table:table-row>
        <table:table-row table:style-name="ro2">
          <table:table-cell office:value-type="string">
            <text:p>SIM</text:p>
          </table:table-cell>
          <table:table-cell office:value-type="float" office:value="1">
            <text:p>1</text:p>
          </table:table-cell>
          <table:table-cell office:value-type="string">
            <text:p>SIM_AMPHENOL</text:p>
          </table:table-cell>
          <table:table-cell office:value-type="string">
            <text:p>P4</text:p>
          </table:table-cell>
          <table:table-cell office:value-type="string">
            <text:p>sim slot</text:p>
          </table:table-cell>
          <table:table-cell office:value-type="string">
            <text:p>Push-push</text:p>
          </table:table-cell>
          <table:table-cell office:value-type="string">
            <text:p>101-00271-82-1-ND</text:p>
          </table:table-cell>
          <table:table-cell office:value-type="string">
            <text:p><text:a xlink:href="http://search.digikey.com/scripts/DkSearch/dksus.dll?Detail&amp;name=101-00271-82-1-ND">http://search.digikey.com/scripts/DkSearch/dksus.dll?Detail&amp;name=101-00271-82-1-ND</text:a>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PIN_ARRAY_2X1, 90°</text:p>
          </table:table-cell>
          <table:table-cell office:value-type="string">
            <text:p>JP1</text:p>
          </table:table-cell>
          <table:table-cell table:number-columns-repeated="4"/>
        </table:table-row>
        <table:table-row table:style-name="ro2">
          <table:table-cell office:value-type="string">
            <text:p>AP7332</text:p>
          </table:table-cell>
          <table:table-cell office:value-type="float" office:value="1">
            <text:p>1</text:p>
          </table:table-cell>
          <table:table-cell office:value-type="string">
            <text:p>SOT26</text:p>
          </table:table-cell>
          <table:table-cell office:value-type="string">
            <text:p>IC2</text:p>
          </table:table-cell>
          <table:table-cell office:value-type="string">
            <text:p>voltage regulator</text:p>
          </table:table-cell>
          <table:table-cell office:value-type="string">
            <text:p>3.3V</text:p>
          </table:table-cell>
          <table:table-cell office:value-type="string">
            <text:p>AP7332-3333W6-7DICT-N</text:p>
          </table:table-cell>
          <table:table-cell office:value-type="string">
            <text:p><text:a xlink:href="http://search.digikey.com/scripts/DkSearch/dksus.dll?Detail&amp;name=AP7332-3333W6-7DICT-ND">http://search.digikey.com/scripts/DkSearch/dksus.dll?Detail&amp;name=AP7332-3333W6-7DICT-ND</text:a></text:p>
          </table:table-cell>
        </table:table-row>
        <table:table-row table:style-name="ro2">
          <table:table-cell office:value-type="string">
            <text:p>USB-B_MINI</text:p>
          </table:table-cell>
          <table:table-cell office:value-type="float" office:value="1">
            <text:p>1</text:p>
          </table:table-cell>
          <table:table-cell office:value-type="string">
            <text:p>USB_MINI-B</text:p>
          </table:table-cell>
          <table:table-cell office:value-type="string">
            <text:p>J1</text:p>
          </table:table-cell>
          <table:table-cell office:value-type="string">
            <text:p>USB</text:p>
          </table:table-cell>
          <table:table-cell office:value-type="string">
            <text:p>Mini-B</text:p>
          </table:table-cell>
          <table:table-cell office:value-type="string">
            <text:p>H11671CT-ND</text:p>
          </table:table-cell>
          <table:table-cell office:value-type="string">
            <text:p><text:a xlink:href="http://search.digikey.com/scripts/DkSearch/dksus.dll?Detail&amp;name=H11671CT-ND">http://search.digikey.com/scripts/DkSearch/dksus.dll?Detail&amp;name=H11671CT-ND</text:a></text:p>
          </table:table-cell>
        </table:table-row>
        <table:table-row table:style-name="ro2">
          <table:table-cell office:value-type="string">
            <text:p>FPF2005</text:p>
          </table:table-cell>
          <table:table-cell office:value-type="float" office:value="1">
            <text:p>1</text:p>
          </table:table-cell>
          <table:table-cell office:value-type="string">
            <text:p>SOT353</text:p>
          </table:table-cell>
          <table:table-cell/>
          <table:table-cell office:value-type="string">
            <text:p>power switch</text:p>
          </table:table-cell>
          <table:table-cell/>
          <table:table-cell office:value-type="string">
            <text:p>FPF2005CT-ND</text:p>
          </table:table-cell>
          <table:table-cell office:value-type="string">
            <text:p><text:a xlink:href="http://search.digikey.com/scripts/DkSearch/dksus.dll?Detail&amp;name=FPF2005CT-ND">http://search.digikey.com/scripts/DkSearch/dksus.dll?Detail&amp;name=FPF2005CT-ND</text:a></text:p>
          </table:table-cell>
        </table:table-row>
        <table:table-row table:style-name="ro2">
          <table:table-cell office:value-type="string">
            <text:p>jumper</text:p>
          </table:table-cell>
          <table:table-cell table:number-columns-repeated="5"/>
          <table:table-cell office:value-type="string">
            <text:p>S9337-ND</text:p>
          </table:table-cell>
          <table:table-cell office:value-type="string">
            <text:p><text:a xlink:href="http://search.digikey.com/scripts/DkSearch/dksus.dll?Detail&amp;name=S9337-ND">http://search.digikey.com/scripts/DkSearch/dksus.dll?Detail&amp;name=S9337-ND</text:a></text:p>
          </table:table-cell>
        </table:table-row>
        <table:table-row table:style-name="ro2">
          <table:table-cell office:value-type="string">
            <text:p>mini usb B cable</text:p>
          </table:table-cell>
          <table:table-cell table:number-columns-repeated="7"/>
        </table:table-row>
        <table:table-row table:style-name="ro2">
          <table:table-cell office:value-type="string">
            <text:p>10k 1%</text:p>
          </table:table-cell>
          <table:table-cell/>
          <table:table-cell office:value-type="string">
            <text:p>SM0603</text:p>
          </table:table-cell>
          <table:table-cell table:number-columns-repeated="3"/>
          <table:table-cell office:value-type="string">
            <text:p>311-10.0KHRCT-ND</text:p>
          </table:table-cell>
          <table:table-cell office:value-type="string">
            <text:p><text:a xlink:href="http://search.digikey.com/scripts/DkSearch/dksus.dll?Detail&amp;name=311-10.0KHRCT-ND">http://search.digikey.com/scripts/DkSearch/dksus.dll?Detail&amp;name=311-10.0KHRCT-ND</text:a></text:p>
          </table:table-cell>
        </table:table-row>
        <table:table-row table:style-name="ro2">
          <table:table-cell office:value-type="string">
            <text:p>FFC</text:p>
          </table:table-cell>
          <table:table-cell/>
          <table:table-cell office:value-type="string">
            <text:p>1mm, 15,2mm</text:p>
          </table:table-cell>
          <table:table-cell table:number-columns-repeated="3"/>
          <table:table-cell office:value-type="string">
            <text:p>WM10052-ND</text:p>
          </table:table-cell>
          <table:table-cell office:value-type="string">
            <text:p><text:a xlink:href="http://search.digikey.com/scripts/DkSearch/dksus.dll?Detail&amp;name=WM10052-ND">http://search.digikey.com/scripts/DkSearch/dksus.dll?Detail&amp;name=WM10052-ND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06/20/2011</text:date>, <text:time>23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0T23:37:39</dc:date>
    <dc:creator>Kevin Redon</dc:creator>
    <meta:generator>LibreOffice/3.3$Unix LibreOffice_project/330m19$Build-202</meta:generator>
    <meta:editing-duration>PT3H50M49S</meta:editing-duration>
    <meta:editing-cycles>15</meta:editing-cycles>
    <meta:document-statistic meta:table-count="1" meta:cell-count="319" meta:object-count="0"/>
  </office:meta>
</office:document-meta>
</file>